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3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2.064cm" fo:margin-right="0cm" fo:margin-top="0.339cm" fo:margin-bottom="0cm" fo:line-height="100%" fo:text-align="start" fo:text-indent="-0.539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3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2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normal" style:font-name-asian="Century Gothic" style:font-size-asian="48pt" style:font-style-asian="normal" style:font-weight-asian="normal" style:font-name-complex="Century Gothic" style:font-size-complex="48pt" style:font-style-complex="normal" style:font-weight-complex="normal"/>
    </style:style>
    <style:style style:name="T2" style:family="text">
      <style:text-properties fo:font-variant="normal" fo:text-transform="none" fo:color="#0f486f" style:text-line-through-style="none" style:text-line-through-type="none" style:text-position="0% 100%" style:font-name="Century Gothic" fo:font-size="21pt" fo:letter-spacing="normal" fo:font-style="normal" style:text-underline-style="none" fo:font-weight="normal" style:font-name-asian="Century Gothic" style:font-size-asian="21pt" style:font-style-asian="normal" style:font-weight-asian="normal" style:font-name-complex="Century Gothic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Century Gothic" style:font-size-asian="36pt" style:font-style-asian="normal" style:font-weight-asian="normal" style:font-name-complex="Century Gothic" style:font-size-complex="36pt" style:font-style-complex="normal" style:font-weight-complex="normal"/>
    </style:style>
    <style:style style:name="T4" style:family="text">
      <style:text-properties fo:font-variant="normal" fo:text-transform="none" fo:color="#0f486f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5" style:family="text">
      <style:text-properties fo:font-variant="normal" fo:text-transform="none" fo:color="#0f486f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Century Gothic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6" style:family="text">
      <style:text-properties fo:font-variant="normal" fo:text-transform="none" fo:color="#0f486f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Century Gothic" style:font-size-asian="16pt" style:font-style-asian="normal" style:font-weight-asian="normal" style:font-name-complex="Century Gothic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space-before="0.001cm" text:min-label-width="0.793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▶">
        <style:list-level-properties text:space-before="0.001cm" text:min-label-width="0.793cm"/>
        <style:text-properties fo:font-family="'Noto Sans Symbols'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▶">
        <style:list-level-properties text:space-before="0.001cm" text:min-label-width="0.793cm"/>
        <style:text-properties fo:font-family="'Noto Sans Symbols'" fo:color="#ffffff" fo:font-size="100%"/>
      </text:list-level-style-bullet>
      <text:list-level-style-bullet text:level="2" text:bullet-char="▶">
        <style:list-level-properties text:space-before="1.271cm" text:min-label-width="0.793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▶">
        <style:list-level-properties text:space-before="0.001cm" text:min-label-width="0.793cm"/>
        <style:text-properties fo:font-family="'Noto Sans Symbols'" fo:color="#ffffff" fo:font-size="100%"/>
      </text:list-level-style-bullet>
      <text:list-level-style-bullet text:level="2" text:bullet-char="▶">
        <style:list-level-properties text:space-before="1.271cm" text:min-label-width="0.793cm"/>
        <style:text-properties fo:font-family="'Noto Sans Symbols'" fo:color="#ffffff" fo:font-size="100%"/>
      </text:list-level-style-bullet>
      <text:list-level-style-bullet text:level="3" text:bullet-char="▶">
        <style:list-level-properties text:space-before="2.541cm" text:min-label-width="0.793cm"/>
        <style:text-properties fo:font-family="'Noto Sans Symbols'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9;p1" presentation:style-name="pr1" draw:text-style-name="P2" draw:layer="layout" svg:width="22.224cm" svg:height="8.254cm" svg:x="1.901cm" svg:y="1.905cm" presentation:class="title" presentation:user-transformed="true">
          <draw:text-box>
            <text:p text:style-name="P1"><text:span text:style-name="T1">EXTRAÇÃO DE DADOS</text:span><text:span text:style-name="T1"><text:line-break/></text:span><text:span text:style-name="T1">DE SLIDES</text:span></text:p>
          </draw:text-box>
        </draw:frame>
        <draw:frame draw:name="Google Shape;140;p1" presentation:style-name="pr2" draw:text-style-name="P5" draw:layer="layout" svg:width="25.399cm" svg:height="4.598cm" svg:x="4.233cm" svg:y="12.432cm" presentation:class="subtitle" presentation:user-transformed="true">
          <draw:text-box>
            <text:p text:style-name="P3"><text:span text:style-name="T2">Orientador: Kézia</text:span></text:p>
            <text:p text:style-name="P4"><text:span text:style-name="T2">Aluno: Luiz Carlos de Lemos</text:span></text:p>
          </draw:text-box>
        </draw:frame>
        <presentation:notes draw:style-name="dp2">
          <draw:frame draw:name="Google Shape;136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p1:notes" draw:style-name="gr1" draw:layer="layout" svg:width="12.7cm" svg:height="9.524cm" svg:x="3.176cm" svg:y="1.905cm" draw:page-number="1" presentation:class="page"/>
        </presentation:notes>
      </draw:page>
      <draw:page draw:name="1. INTRODUÇÃO" draw:style-name="dp1" draw:master-page-name="OBJECT" presentation:presentation-page-layout-name="AL2T11">
        <draw:frame draw:name="Google Shape;145;p2" presentation:style-name="pr4" draw:text-style-name="P7" draw:layer="layout" svg:width="23.706cm" svg:height="4.185cm" svg:x="1.901cm" svg:y="12.465cm" presentation:class="title" presentation:user-transformed="true">
          <draw:text-box>
            <text:p text:style-name="P1"><text:span text:style-name="T3">1. INTRODUÇÃO</text:span></text:p>
          </draw:text-box>
        </draw:frame>
        <draw:frame draw:name="Google Shape;146;p2" presentation:style-name="pr5" draw:text-style-name="P12" draw:layer="layout" svg:width="23.706cm" svg:height="10.041cm" svg:x="1.901cm" svg:y="1.905cm" presentation:class="outline" presentation:user-transformed="true">
          <draw:text-box>
            <text:list text:style-name="L4">
              <text:list-item>
                <text:p text:style-name="P8"><text:span text:style-name="T4">Extração de Dados [PPTX]</text:span></text:p>
              </text:list-item>
            </text:list>
            <text:p text:style-name="P9"><text:span text:style-name="T5"/></text:p>
            <text:list text:style-name="L6">
              <text:list-item>
                <text:list>
                  <text:list-item>
                    <text:p text:style-name="P10"><text:span text:style-name="T5">Extrair dados textuais de slides;</text:span></text:p>
                  </text:list-item>
                  <text:list-item>
                    <text:p text:style-name="P10"><text:span text:style-name="T5">Comparar com ferramentas existentes;</text:span></text:p>
                  </text:list-item>
                  <text:list-item>
                    <text:p text:style-name="P10"><text:span text:style-name="T5">Realizar o processor inverso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6">Criar slides a partir de dados fornecid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142;p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3;p2:notes" draw:style-name="gr1" draw:layer="layout" svg:width="12.7cm" svg:height="9.524cm" svg:x="3.176cm" svg:y="1.905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linear" draw:start-color="#62d2ef" draw:end-color="#05578d" draw:start-intensity="100%" draw:end-intensity="100%" draw:angle="3480" draw:border="10%"/>
    <draw:gradient draw:name="msFillGradient_20_2" draw:display-name="msFillGradient 2" draw:style="linear" draw:start-color="#62d2ef" draw:end-color="#05578d" draw:start-intensity="100%" draw:end-intensity="100%" draw:angle="3480" draw:border="1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 draw:fill-gradient-name="msFillGradient_20_2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MT1" style:family="text">
      <style:text-properties fo:font-variant="normal" fo:text-transform="none" fo:color="#09304a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6;p3" drawooo:display="printer">
        <draw:custom-shape draw:name="Google Shape;7;p3" draw:style-name="Mgr3" draw:text-style-name="MP5" draw:layer="layout" svg:width="2.535cm" svg:height="2.535cm" svg:x="31.32cm" svg:y="8.2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;p3" draw:style-name="Mgr3" draw:text-style-name="MP5" draw:layer="layout" svg:width="8.282cm" svg:height="8.282cm" svg:x="25.575cm" svg:y="8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;p3" draw:style-name="Mgr3" draw:text-style-name="MP5" draw:layer="layout" svg:width="5.267cm" svg:height="5.267cm" svg:x="28.588cm" svg:y="9.1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;p3" draw:style-name="Mgr4" draw:text-style-name="MP5" draw:layer="layout" svg:width="4.848cm" svg:height="4.848cm" svg:x="29.009cm" svg:y="8.6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;p3" draw:style-name="Mgr4" draw:text-style-name="MP5" draw:layer="layout" svg:width="3.527cm" svg:height="3.527cm" svg:x="30.328cm" svg:y="10.231cm">
          <text:p/>
          <draw:enhanced-geometry draw:mirror-horizontal="true" draw:mirror-vertical="false" svg:viewBox="0 0 21600 21600" draw:type="mso-spt32" draw:enhanced-path="M 0 0 L 21600 21600 N"/>
        </draw:custom-shape>
      </draw:g>
      <draw:frame draw:name="Google Shape;18;p4" presentation:style-name="TITLE-title" draw:layer="backgroundobjects" svg:width="22.224cm" svg:height="8.254cm" svg:x="1.901cm" svg:y="1.905cm" presentation:class="title" presentation:placeholder="true" presentation:user-transformed="true">
        <draw:text-box/>
      </draw:frame>
      <draw:frame draw:name="Google Shape;20;p4" presentation:style-name="Mpr1" draw:text-style-name="MP6" draw:layer="backgroundobjects" svg:width="4.444cm" svg:height="1.013cm" svg:x="27.512cm" svg:y="17.145cm" presentation:class="date-time" presentation:user-transformed="true">
        <draw:text-box>
          <text:p/>
        </draw:text-box>
      </draw:frame>
      <draw:frame draw:name="Google Shape;21;p4" presentation:style-name="Mpr1" draw:text-style-name="MP6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Google Shape;22;p4" presentation:style-name="Mpr2" draw:text-style-name="MP8" draw:layer="backgroundobjects" svg:width="3.172cm" svg:height="1.86cm" svg:x="28.787cm" svg:y="15.496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Google Shape;23;p4" draw:style-name="Mgr5" draw:text-style-name="MP5" draw:layer="backgroundobjects" svg:width="10.582cm" svg:height="10.582cm" svg:x="22.856cm" svg:y="0.024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24;p4" draw:style-name="Mgr5" draw:text-style-name="MP5" draw:layer="backgroundobjects" svg:width="16.89cm" svg:height="16.89cm" svg:x="16.967cm" svg:y="0.254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25;p4" draw:style-name="Mgr5" draw:text-style-name="MP5" draw:layer="backgroundobjects" svg:width="13.757cm" svg:height="13.757cm" svg:x="20.098cm" svg:y="0.635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26;p4" draw:style-name="Mgr6" draw:text-style-name="MP5" draw:layer="backgroundobjects" svg:width="13.48cm" svg:height="13.48cm" svg:x="20.377cm" svg:y="0.09cm">
        <text:p/>
        <draw:enhanced-geometry draw:mirror-horizontal="true" draw:mirror-vertical="false" svg:viewBox="0 0 21600 21600" draw:type="mso-spt32" draw:enhanced-path="M 0 0 L 21600 21600 N"/>
      </draw:custom-shape>
      <draw:custom-shape draw:name="Google Shape;27;p4" draw:style-name="Mgr6" draw:text-style-name="MP5" draw:layer="backgroundobjects" svg:width="12.064cm" svg:height="12.064cm" svg:x="21.793cm" svg:y="1.693cm">
        <text:p/>
        <draw:enhanced-geometry draw:mirror-horizontal="true" draw:mirror-vertical="false" svg:viewBox="0 0 21600 21600" draw:type="mso-spt32" draw:enhanced-path="M 0 0 L 21600 21600 N"/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g draw:name="Google Shape;6;p3">
        <draw:custom-shape draw:name="Google Shape;7;p3" draw:style-name="Mgr3" draw:text-style-name="MP5" draw:layer="layout" svg:width="2.535cm" svg:height="2.535cm" svg:x="31.32cm" svg:y="8.2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;p3" draw:style-name="Mgr3" draw:text-style-name="MP5" draw:layer="layout" svg:width="8.282cm" svg:height="8.282cm" svg:x="25.575cm" svg:y="8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;p3" draw:style-name="Mgr3" draw:text-style-name="MP5" draw:layer="layout" svg:width="5.267cm" svg:height="5.267cm" svg:x="28.588cm" svg:y="9.1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;p3" draw:style-name="Mgr4" draw:text-style-name="MP5" draw:layer="layout" svg:width="4.848cm" svg:height="4.848cm" svg:x="29.009cm" svg:y="8.6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;p3" draw:style-name="Mgr4" draw:text-style-name="MP5" draw:layer="layout" svg:width="3.527cm" svg:height="3.527cm" svg:x="30.328cm" svg:y="10.231cm">
          <text:p/>
          <draw:enhanced-geometry draw:mirror-horizontal="true" draw:mirror-vertical="false" svg:viewBox="0 0 21600 21600" draw:type="mso-spt32" draw:enhanced-path="M 0 0 L 21600 21600 N"/>
        </draw:custom-shape>
      </draw:g>
      <draw:frame draw:name="Google Shape;29;p5" presentation:style-name="OBJECT-title" draw:layer="backgroundobjects" svg:width="23.706cm" svg:height="4.185cm" svg:x="1.901cm" svg:y="12.465cm" presentation:class="title" presentation:placeholder="true" presentation:user-transformed="true">
        <draw:text-box/>
      </draw:frame>
      <draw:frame draw:name="Google Shape;30;p5" presentation:style-name="OBJECT-outline1" draw:layer="backgroundobjects" svg:width="23.706cm" svg:height="10.041cm" svg:x="1.901cm" svg:y="1.905cm" presentation:class="outline" presentation:placeholder="true" presentation:user-transformed="true">
        <draw:text-box/>
      </draw:frame>
      <draw:frame draw:name="Google Shape;31;p5" presentation:style-name="Mpr5" draw:text-style-name="MP6" draw:layer="backgroundobjects" svg:width="4.444cm" svg:height="1.013cm" svg:x="27.512cm" svg:y="17.145cm" presentation:class="date-time" presentation:user-transformed="true">
        <draw:text-box>
          <text:p/>
        </draw:text-box>
      </draw:frame>
      <draw:frame draw:name="Google Shape;32;p5" presentation:style-name="Mpr5" draw:text-style-name="MP6" draw:layer="backgroundobjects" svg:width="20.954cm" svg:height="1.013cm" svg:x="1.901cm" svg:y="17.145cm" presentation:class="footer" presentation:user-transformed="true">
        <draw:text-box>
          <text:p/>
        </draw:text-box>
      </draw:frame>
      <draw:frame draw:name="Google Shape;33;p5" presentation:style-name="Mpr6" draw:text-style-name="MP8" draw:layer="backgroundobjects" svg:width="3.172cm" svg:height="1.86cm" svg:x="28.787cm" svg:y="15.496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0-23T14:16:27</meta:creation-date>
    <meta:initial-creator>Luiz Carlos</meta:initial-creator>
    <meta:document-statistic meta:object-count="57"/>
    <meta:generator>LibreOfficeDev/6.0.5.2$Linux_X86_64 LibreOffice_project/</meta:generator>
  </office:meta>
</office:document-meta>
</file>